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prefix=" 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text:style-name="WW_CharLFO1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3">
      <text:list-level-style-number text:level="1" text:style-name="WW_CharLFO13LVL1" style:num-prefix=" 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3LVL2" style:num-prefix=" " style:num-suffix=")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bullet text:level="3" text:style-name="WW_CharLFO13LVL3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9062in" text:min-label-width="0.25in" text:list-level-position-and-space-mode="label-alignment">
          <style:list-level-label-alignment text:label-followed-by="listtab" fo:margin-left="1.1562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4062in" text:min-label-width="0.25in" text:list-level-position-and-space-mode="label-alignment">
          <style:list-level-label-alignment text:label-followed-by="listtab" fo:margin-left="1.6562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9062in" text:min-label-width="0.25in" text:list-level-position-and-space-mode="label-alignment">
          <style:list-level-label-alignment text:label-followed-by="listtab" fo:margin-left="2.1562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4062in" text:min-label-width="0.25in" text:list-level-position-and-space-mode="label-alignment">
          <style:list-level-label-alignment text:label-followed-by="listtab" fo:margin-left="2.6562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 fo:language="pt" fo:country="BR"/>
    </style:style>
    <style:style style:name="P33" style:parent-style-name="Textbody" style:family="paragraph">
      <style:paragraph-properties fo:text-align="justify"/>
      <style:text-properties fo:font-size="24pt" style:font-size-asian="24pt" style:font-size-complex="24pt" fo:language="pt" fo:country="BR"/>
    </style:style>
    <style:style style:name="P34" style:parent-style-name="Standard" style:family="paragraph">
      <style:text-properties fo:font-size="11pt" style:font-size-asian="11pt" style:font-size-complex="11pt" fo:language="pt" fo:country="BR"/>
    </style:style>
    <style:style style:name="P35" style:parent-style-name="Standard" style:list-style-name="LFO9" style:family="paragraph"/>
    <style:style style:name="T36" style:parent-style-name="Fonteparág.padrão" style:family="text">
      <style:text-properties fo:font-size="11pt" style:font-size-asian="11pt" style:font-size-complex="11pt" fo:language="pt" fo:country="BR"/>
    </style:style>
    <style:style style:name="T37" style:parent-style-name="Fonteparág.padrão" style:family="text">
      <style:text-properties fo:language="pt" fo:country="BR"/>
    </style:style>
    <style:style style:name="P38" style:parent-style-name="Standard" style:list-style-name="LFO10" style:family="paragraph">
      <style:text-properties fo:font-size="11pt" style:font-size-asian="11pt" style:font-size-complex="11pt" fo:language="pt" fo:country="BR"/>
    </style:style>
    <style:style style:name="P39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0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1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2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3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4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45" style:parent-style-name="Textbody" style:list-style-name="LFO11" style:family="paragraph"/>
    <style:style style:name="T46" style:parent-style-name="Fonteparág.padrão" style:family="text">
      <style:text-properties fo:font-size="11pt" style:font-size-asian="11pt" style:font-size-complex="11pt" fo:language="pt" fo:country="BR"/>
    </style:style>
    <style:style style:name="T4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48" style:parent-style-name="Fonteparág.padrão" style:family="text">
      <style:text-properties fo:font-size="11pt" style:font-size-asian="11pt" style:font-size-complex="11pt" fo:language="pt" fo:country="BR"/>
    </style:style>
    <style:style style:name="T4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1" style:parent-style-name="Fonteparág.padrão" style:family="text">
      <style:text-properties fo:font-size="11pt" style:font-size-asian="11pt" style:font-size-complex="11pt" fo:language="pt" fo:country="BR"/>
    </style:style>
    <style:style style:name="P52" style:parent-style-name="Textbody" style:list-style-name="LFO11" style:family="paragraph"/>
    <style:style style:name="T53" style:parent-style-name="Fonteparág.padrão" style:family="text">
      <style:text-properties fo:font-size="11pt" style:font-size-asian="11pt" style:font-size-complex="11pt" fo:language="pt" fo:country="BR"/>
    </style:style>
    <style:style style:name="T5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5" style:parent-style-name="Fonteparág.padrão" style:family="text">
      <style:text-properties fo:font-size="11pt" style:font-size-asian="11pt" style:font-size-complex="11pt" fo:language="pt" fo:country="BR"/>
    </style:style>
    <style:style style:name="T56" style:parent-style-name="Fonteparág.padrão" style:family="text">
      <style:text-properties fo:font-size="11pt" style:font-size-asian="11pt" style:font-size-complex="11pt" fo:language="pt" fo:country="BR"/>
    </style:style>
    <style:style style:name="T5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8" style:parent-style-name="Fonteparág.padrão" style:family="text">
      <style:text-properties fo:font-size="11pt" style:font-size-asian="11pt" style:font-size-complex="11pt" fo:language="pt" fo:country="BR"/>
    </style:style>
    <style:style style:name="P59" style:parent-style-name="Textbody" style:list-style-name="LFO11" style:family="paragraph"/>
    <style:style style:name="T60" style:parent-style-name="Fonteparág.padrão" style:family="text">
      <style:text-properties fo:font-size="11pt" style:font-size-asian="11pt" style:font-size-complex="11pt" fo:language="pt" fo:country="BR"/>
    </style:style>
    <style:style style:name="T6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62" style:parent-style-name="Fonteparág.padrão" style:family="text">
      <style:text-properties fo:font-size="11pt" style:font-size-asian="11pt" style:font-size-complex="11pt" fo:language="pt" fo:country="BR"/>
    </style:style>
    <style:style style:name="T6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64" style:parent-style-name="Fonteparág.padrão" style:family="text">
      <style:text-properties fo:font-size="11pt" style:font-size-asian="11pt" style:font-size-complex="11pt" fo:language="pt" fo:country="BR"/>
    </style:style>
    <style:style style:name="P65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66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67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68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69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70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71" style:parent-style-name="Textbody" style:list-style-name="LFO11" style:family="paragraph"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3" style:parent-style-name="Textbody" style:family="paragraph">
      <style:paragraph-properties fo:text-align="justify"/>
    </style:style>
    <style:style style:name="T74" style:parent-style-name="Fonteparág.padrão" style:family="text">
      <style:text-properties fo:font-size="11pt" style:font-size-asian="11pt" style:font-size-complex="11pt" fo:language="pt" fo:country="BR"/>
    </style:style>
    <style:style style:name="T7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6" style:parent-style-name="Fonteparág.padrão" style:family="text">
      <style:text-properties fo:font-size="11pt" style:font-size-asian="11pt" style:font-size-complex="11pt" fo:language="pt" fo:country="BR"/>
    </style:style>
    <style:style style:name="T7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8" style:parent-style-name="Fonteparág.padrão" style:family="text">
      <style:text-properties fo:font-size="11pt" style:font-size-asian="11pt" style:font-size-complex="11pt" fo:language="pt" fo:country="BR"/>
    </style:style>
    <style:style style:name="P79" style:parent-style-name="Textbody" style:list-style-name="LFO12" style:family="paragraph">
      <style:paragraph-properties fo:text-align="justify" style:vertical-align="auto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P81" style:parent-style-name="Textbody" style:list-style-name="LFO12" style:family="paragraph">
      <style:paragraph-properties fo:text-align="justify" style:vertical-align="auto"/>
    </style:style>
    <style:style style:name="T82" style:parent-style-name="Fonteparág.padrão" style:family="text">
      <style:text-properties fo:font-size="11pt" style:font-size-asian="11pt" style:font-size-complex="11pt" fo:language="pt" fo:country="BR"/>
    </style:style>
    <style:style style:name="T8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4" style:parent-style-name="Fonteparág.padrão" style:family="text">
      <style:text-properties fo:font-size="11pt" style:font-size-asian="11pt" style:font-size-complex="11pt" fo:language="pt" fo:country="BR"/>
    </style:style>
    <style:style style:name="T8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P87" style:parent-style-name="Textbody" style:family="paragraph">
      <style:paragraph-properties fo:text-align="justify" style:vertical-align="auto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88" style:parent-style-name="Textbody" style:family="paragraph">
      <style:paragraph-properties fo:text-align="justify" style:vertical-align="auto" fo:margin-left="0in">
        <style:tab-stops/>
      </style:paragraph-properties>
    </style:style>
    <style:style style:name="T89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0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T9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T9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T96" style:parent-style-name="Fonteparág.padrão" style:family="text">
      <style:text-properties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P98" style:parent-style-name="Textbody" style:list-style-name="LFO13" style:family="paragraph">
      <style:paragraph-properties fo:text-align="justify" style:vertical-align="auto"/>
      <style:text-properties fo:font-size="11pt" style:font-size-asian="11pt" style:font-size-complex="11pt" fo:language="pt" fo:country="BR"/>
    </style:style>
    <style:style style:name="P99" style:parent-style-name="Textbody" style:list-style-name="LFO13" style:family="paragraph">
      <style:paragraph-properties fo:text-align="justify" style:vertical-align="auto"/>
    </style:style>
    <style:style style:name="T100" style:parent-style-name="Fonteparág.padrão" style:family="text">
      <style:text-properties fo:font-size="11pt" style:font-size-asian="11pt" style:font-size-complex="11pt" fo:language="pt" fo:country="BR"/>
    </style:style>
    <style:style style:name="T10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2" style:parent-style-name="Fonteparág.padrão" style:family="text">
      <style:text-properties fo:font-size="11pt" style:font-size-asian="11pt" style:font-size-complex="11pt" fo:language="pt" fo:country="BR"/>
    </style:style>
    <style:style style:name="T10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P106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7" style:parent-style-name="Textbody" style:family="paragraph">
      <style:paragraph-properties fo:text-align="justify" fo:margin-left="0.4062in">
        <style:tab-stops/>
      </style:paragraph-properties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T10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T111" style:parent-style-name="Fonteparág.padrão" style:family="text">
      <style:text-properties fo:font-size="11pt" style:font-size-asian="11pt" style:font-size-complex="11pt" fo:language="pt" fo:country="BR"/>
    </style:style>
    <style:style style:name="P112" style:parent-style-name="Textbody" style:list-style-name="LFO14" style:family="paragraph">
      <style:paragraph-properties fo:text-align="justify"/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T114" style:parent-style-name="Fonteparág.padrão" style:family="text">
      <style:text-properties fo:font-size="11pt" style:font-size-asian="11pt" style:font-size-complex="11pt" fo:language="pt" fo:country="BR"/>
    </style:style>
    <style:style style:name="P115" style:parent-style-name="Título2" style:list-style-name="LFO15" style:family="paragraph">
      <style:paragraph-properties fo:text-align="justify"/>
    </style:style>
    <style:style style:name="T116" style:parent-style-name="Fonteparág.padrão" style:family="text">
      <style:text-properties style:font-name="Times New Roman" fo:font-weight="normal" style:font-weight-asian="normal" fo:font-size="11pt" style:font-size-asian="11pt" style:font-size-complex="11pt" fo:language="pt" fo:country="BR"/>
    </style:style>
    <style:style style:name="T117" style:parent-style-name="Fonteparág.padrão" style:family="text">
      <style:text-properties style:font-name="Times New Roman" fo:font-weight="normal" style:font-weight-asian="normal" fo:font-size="11pt" style:font-size-asian="11pt" style:font-size-complex="11pt" fo:language="pt" fo:country="BR"/>
    </style:style>
    <style:style style:name="P118" style:parent-style-name="Título3" style:list-style-name="LFO15" style:family="paragraph">
      <style:paragraph-properties fo:text-align="justify"/>
    </style:style>
    <style:style style:name="T119" style:parent-style-name="Fonteparág.padrão" style:family="text">
      <style:text-properties style:font-name="Times New Roman" fo:font-size="11pt" style:font-size-asian="11pt" style:font-size-complex="11pt" fo:language="pt" fo:country="BR"/>
    </style:style>
    <style:style style:name="P120" style:parent-style-name="Standard" style:list-style-name="LFO1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1" style:parent-style-name="Standard" style:list-style-name="LFO1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2" style:parent-style-name="Standard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3" style:parent-style-name="Textbody" style:list-style-name="LFO1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4" style:parent-style-name="Standard" style:family="paragraph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Memória Virtual<text:line-break/>Caso de Uso: Editar Cadastro Próprio</text:p>
      <text:p text:style-name="P33"/>
      <text:h text:style-name="Título1" text:outline-level="1">Breve Descrição</text:h>
      <text:p text:style-name="P34"><text:tab/>Esse caso de uso permite ao usuário editar os dados do seu cadastro, com exceção do seu<text:s/><text:tab/>nível de acesso<text:s/>(Administrador, Gerente, Revisor ou Catalogador) e do status do seu<text:s/><text:tab/>cadastro (Ativo ou inativo).</text:p>
      <text:h text:style-name="Título1" text:outline-level="1">Breve Descrição dos Atores</text:h>
      <text:list text:style-name="LFO9" text:continue-numbering="true">
        <text:list-item>
          <text:p text:style-name="P35"><text:span text:style-name="T36">Usuário: Catalogador, Revisor, Gerente da Instituição ou Administrador do sistema</text:span><text:span text:style-name="T37">.</text:span></text:p>
        </text:list-item>
      </text:list>
      <text:h text:style-name="Título1" text:outline-level="1">Pré-condições</text:h>
      <text:list text:style-name="LFO10" text:continue-numbering="true">
        <text:list-item>
          <text:p text:style-name="P38">O usuário está logado<text:s/>no<text:s/>sistema.</text:p>
        </text:list-item>
      </text:list>
      <text:h text:style-name="Título1" text:outline-level="1">Fluxo Básico de eventos</text:h>
      <text:list text:style-name="LFO11" text:continue-numbering="true">
        <text:list-item>
          <text:p text:style-name="P39">O usuário seleciona a opção “Editar Meu Cadastro”;</text:p>
        </text:list-item>
        <text:list-item>
          <text:p text:style-name="P40">O sistema<text:s/>exibe uma tela contendo os <text:s/>seguintes campos, com preenchimento não obrigatório, para edição dos dados:</text:p>
          <text:list text:continue-numbering="true">
            <text:list-item>
              <text:p text:style-name="P41">campo<text:s/>“E-mail” editável. O campo aparece preenchido pelo e-mail<text:s/>atual do usuário;</text:p>
            </text:list-item>
            <text:list-item>
              <text:p text:style-name="P42">campo “Nome Completo” editável. O campo aparece preenchido pelo nome atual registrado no sistema;</text:p>
            </text:list-item>
            <text:list-item>
              <text:p text:style-name="P43">campo “Telefone para Contato”editável. O campo aparece preenchido pelo telefone atual registrado no sistema;</text:p>
            </text:list-item>
            <text:list-item>
              <text:p text:style-name="P44">opção “Alterar Senha” para solicitar alteração do dado senha. Essa opção pode ser ;</text:p>
            </text:list-item>
            <text:list-item>
              <text:p text:style-name="P45"><text:span text:style-name="T46">campo editável “Senha Atual” para inserção da senha registrada no sistema atualmente –<text:s/></text:span><text:span text:style-name="T47">desabilitado, preenchimento obrigatório no caso do campo Nova Senha ter sido alterado</text:span><text:span text:style-name="T48">. O campo só pode ser<text:s/></text:span><text:span text:style-name="T49">habilita</text:span><text:span text:style-name="T50">do para edição</text:span><text:span text:style-name="T51"><text:s/>se a opção Alterar Senha for selecionada;</text:span></text:p>
            </text:list-item>
            <text:list-item>
              <text:p text:style-name="P52"><text:span text:style-name="T53">campo editável “Nova Senha” para inserção da nova senha que o usuário deseja (a nova senha deve ser pessoal, intrasferível de no mínimo 6 caracteres e no máximo 30) –<text:s/></text:span><text:span text:style-name="T54">desabilitado</text:span><text:span text:style-name="T55">. O campo só pode se</text:span><text:span text:style-name="T56">r<text:s/></text:span><text:span text:style-name="T57">habilitado para edição</text:span><text:span text:style-name="T58"><text:s/>se a opção Alterar Senha for selecionada;</text:span></text:p>
            </text:list-item>
            <text:list-item>
              <text:p text:style-name="P59"><text:span text:style-name="T60">campo editável “Confirmar Nova Senha” para repetir a nova senha fornecida –<text:s/></text:span><text:span text:style-name="T61">desabilitado, preenchimento obrigatório no caso do campo Nova Senha ter sido alterado.</text:span><text:span text:style-name="T62"><text:s/>O campo só pode ser<text:s/></text:span><text:span text:style-name="T63">habilitado para edição</text:span><text:span text:style-name="T64"><text:s/>se a opção Alterar Senha for selecionada;</text:span></text:p>
            </text:list-item>
            <text:list-item>
              <text:p text:style-name="P65">campo contendo mecanismo “captcha”;</text:p>
            </text:list-item>
            <text:list-item>
              <text:p text:style-name="P66">opção “Salvar” alterações nos dados;</text:p>
            </text:list-item>
            <text:list-item>
              <text:p text:style-name="P67">opção “Cancelar” para deixar a opção “Editar Meu Cadastro” sem alterar nenhum dado.</text:p>
            </text:list-item>
          </text:list>
        </text:list-item>
        <text:list-item>
          <text:p text:style-name="P68">O usuário seleciona o(s) campos referentes aos dado(s) que deseja alterar e informa os novos dados que deseja. Caso a opção “Alterar Senha” seja selecionada, os campos referentes a ela devem ser habilitados para que o usuário forneça as informações adequadamente.</text:p>
        </text:list-item>
        <text:list-item>
          <text:p text:style-name="P69">Após<text:s/>as alterações desejadas, o usuário preenche o campo “captcha”, e seleciona a opção<text:s/>“Salvar”<text:s/>para registrar as mudanças no sistema.</text:p>
        </text:list-item>
        <text:list-item>
          <text:p text:style-name="P70">O sistema exibe a mensagem “Alterações realizadas com sucesso” e redireciona para a página principal do sistema;</text:p>
        </text:list-item>
        <text:list-item>
          <text:p text:style-name="P71">O caso de uso<text:s/>termina.</text:p>
        </text:list-item>
      </text:list>
      <text:h text:style-name="Título1" text:outline-level="1">Fluxos Alternativos</text:h>
      <text:p text:style-name="P72">Fluxo Alternativo 1</text:p>
      <text:p text:style-name="P73"><text:span text:style-name="T74">Se no passo<text:s/></text:span><text:span text:style-name="T75">4</text:span><text:span text:style-name="T76"><text:s/>do<text:s/></text:span><text:span text:style-name="T77">Fluxo Básico</text:span><text:span text:style-name="T78"><text:s/>o usuário tiver selecionado a opção Alterar Senha e não tiver fornecido todas as informações obrigatórias relativas a ela, então:</text:span></text:p>
      <text:list text:style-name="LFO12" text:continue-numbering="true">
        <text:list-item>
          <text:p text:style-name="P79"><text:span text:style-name="T80">O sistema exibe a mensagem ”O campo &lt;nome do campo&gt; não foi preenchido”;</text:span></text:p>
        </text:list-item>
        <text:list-item>
          <text:p text:style-name="P81"><text:span text:style-name="T82">O caso de uso retorna ao passo<text:s/></text:span><text:span text:style-name="T83">3<text:s/></text:span><text:span text:style-name="T84">do<text:s/></text:span><text:span text:style-name="T85">Fluxo Básico</text:span><text:span text:style-name="T86">.</text:span></text:p>
        </text:list-item>
      </text:list>
      <text:p text:style-name="P87">Fluxo Alternativo 2</text:p>
      <text:p text:style-name="P88"><text:span text:style-name="T89"><text:s/></text:span><text:span text:style-name="T90"><text:tab/></text:span><text:span text:style-name="T91">Se no passo<text:s/></text:span><text:span text:style-name="T92">4</text:span><text:span text:style-name="T93"><text:s/>do<text:s/></text:span><text:span text:style-name="T94">Fluxo Básico</text:span><text:span text:style-name="T95">, o usuário não preencher ou preencher<text:s/></text:span><text:span text:style-name="T96"><text:tab/>erroneamente o<text:s/></text:span><text:span text:style-name="T97"><text:tab/>campo “captcha”, então:</text:span></text:p>
      <text:list text:style-name="LFO13" text:continue-numbering="true">
        <text:list-item>
          <text:p text:style-name="P98">O sistema exibe a mensagem “campo captcha inválido”;</text:p>
        </text:list-item>
        <text:list-item>
          <text:p text:style-name="P99"><text:span text:style-name="T100">O caso de uso retorna ao passo<text:s/></text:span><text:span text:style-name="T101">2</text:span><text:span text:style-name="T102"><text:s/>do<text:s/></text:span><text:span text:style-name="T103">Fluxo Básico<text:s/></text:span><text:span text:style-name="T104">contendo uma nova “senha<text:s/></text:span><text:span text:style-name="T105">captcha”, preservando apenas o campo de e-mail preenchido pelo usuário.</text:span></text:p>
        </text:list-item>
      </text:list>
      <text:p text:style-name="P106">Fluxo Alternativo 3</text:p>
      <text:p text:style-name="P107"><text:span text:style-name="T108">Se a<text:s/></text:span><text:span text:style-name="T109">qualquer momento</text:span><text:span text:style-name="T110"><text:s/>o usuário selecionar a opção “Cancelar”</text:span><text:span text:style-name="T111">:</text:span></text:p>
      <text:list text:style-name="LFO14" text:continue-numbering="true">
        <text:list-item>
          <text:p text:style-name="P112"><text:span text:style-name="T113">O sistema retorna à página inicial e<text:s/></text:span><text:span text:style-name="T114">o caso de uso termina.</text:span></text:p>
        </text:list-item>
      </text:list>
      <text:h text:style-name="Título1" text:outline-level="1">Pós-condições</text:h>
      <text:h text:style-name="P115" text:outline-level="2"><text:span text:style-name="T116">Fluxo Básico: Os dados do<text:s/></text:span><text:span text:style-name="T117">cadastro do usuário são alterados no sistema;</text:span></text:h>
      <text:h text:style-name="P118" text:outline-level="3"><text:span text:style-name="T119">Fluxo Alternativo 1: Não ocorre alteração no sistema;</text:span></text:h>
      <text:list text:style-name="LFO15" text:continue-numbering="true">
        <text:list-item>
          <text:list>
            <text:list-item>
              <text:p text:style-name="P120">Fluxo Alternativo 2: Não ocorre alteração no sistema;</text:p>
            </text:list-item>
            <text:list-item>
              <text:p text:style-name="P121">Fluxo Alternativo 3: Não ocorre alteração no sistema.</text:p>
            </text:list-item>
          </text:list>
        </text:list-item>
      </text:list>
      <text:h text:style-name="Título1" text:outline-level="1">Requisitos especiais</text:h>
      <text:list text:style-name="LFO16" text:continue-numbering="true">
        <text:list-item>
          <text:list>
            <text:list-item>
              <text:p text:style-name="P122">Performance: A resposta do<text:s/>sistema para a busca do usuário deve ser realizada em até 1 segundo.</text:p>
            </text:list-item>
            <text:list-item>
              <text:p text:style-name="P123">Segurança: A senha deve ser armazenada usando criptografia SHA – 502.</text:p>
            </text:list-item>
          </text:list>
        </text:list-item>
      </text:list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style:font-name="Times New Roman" fo:font-weight="normal" style:font-weight-asian="normal" style:font-weight-complex="normal"/>
    </style:style>
    <style:style style:name="BulletSymbols" style:display-name="Bullet Symbols" style:family="text">
      <style:text-properties style:font-name="OpenSymbol" style:font-name-asian="OpenSymbol" style:font-name-complex="OpenSymbol" fo:font-size="11pt" style:font-size-asian="11pt" style:font-size-complex="11pt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8LVL1" style:family="text">
      <style:text-properties style:font-name="Times New Roman" fo:font-weight="normal" style:font-weight-asian="normal" style:font-weight-complex="normal"/>
    </style:style>
    <style:style style:name="WW_CharLFO8LVL2" style:family="text">
      <style:text-properties style:font-name="Times New Roman" fo:font-weight="normal" style:font-weight-asian="normal" style:font-weight-complex="normal"/>
    </style:style>
    <style:style style:name="WW_CharLFO8LVL3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4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5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6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7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8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9" style:family="text">
      <style:text-properties style:font-name="StarSymbol" style:font-name-asian="OpenSymbol" style:font-name-complex="OpenSymbol" fo:font-size="11pt" style:font-size-asian="11pt" style:font-size-complex="11pt"/>
    </style:style>
    <text:list-style style:name="WW8Num7" style:display-name="WW8Num7">
      <text:list-level-style-number text:level="1" text:style-name="WW_CharLFO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8LVL2" style:num-prefix=" 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3" text:style-name="WW_CharLFO8LVL3" text:bullet-char="•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1LVL1" style:family="text">
      <style:text-properties style:font-name="Times New Roman" fo:font-weight="normal" style:font-weight-asian="normal" style:font-weight-complex="normal"/>
    </style:style>
    <style:style style:name="WW_CharLFO11LVL2" style:family="text">
      <style:text-properties style:font-name="Times New Roman" fo:font-weight="normal" style:font-weight-asian="normal" style:font-weight-complex="normal"/>
    </style:style>
    <style:style style:name="WW_CharLFO11LVL3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4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5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6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7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8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1LVL9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1" style:family="text">
      <style:text-properties style:font-name="Times New Roman" fo:font-weight="normal" style:font-weight-asian="normal" style:font-weight-complex="normal"/>
    </style:style>
    <style:style style:name="WW_CharLFO12LVL2" style:family="text">
      <style:text-properties style:font-name="Times New Roman" fo:font-weight="normal" style:font-weight-asian="normal" style:font-weight-complex="normal"/>
    </style:style>
    <style:style style:name="WW_CharLFO12LVL3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4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5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6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7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8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2LVL9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1" style:family="text">
      <style:text-properties style:font-name="Times New Roman" fo:font-weight="normal" style:font-weight-asian="normal" style:font-weight-complex="normal"/>
    </style:style>
    <style:style style:name="WW_CharLFO13LVL2" style:family="text">
      <style:text-properties style:font-name="Times New Roman" fo:font-weight="normal" style:font-weight-asian="normal" style:font-weight-complex="normal"/>
    </style:style>
    <style:style style:name="WW_CharLFO13LVL3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4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5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6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7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8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3LVL9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4LVL1" style:family="text">
      <style:text-properties style:font-name="Times New Roman" fo:font-weight="normal" style:font-weight-asian="normal" style:font-weight-complex="normal"/>
    </style:style>
    <style:style style:name="WW_CharLFO14LVL2" style:family="text">
      <style:text-properties style:font-name="Times New Roman" fo:font-weight="normal" style:font-weight-asian="normal" style:font-weight-complex="normal"/>
    </style:style>
    <style:style style:name="WW_CharLFO14LVL3" style:family="text">
      <style:text-properties style:font-name="Times New Roman" fo:font-weight="normal" style:font-weight-asian="normal" style:font-weight-complex="normal"/>
    </style:style>
    <style:style style:name="WW_CharLFO14LVL4" style:family="text">
      <style:text-properties style:font-name="Times New Roman" fo:font-weight="normal" style:font-weight-asian="normal" style:font-weight-complex="normal"/>
    </style:style>
    <style:style style:name="WW_CharLFO14LVL5" style:family="text">
      <style:text-properties style:font-name="Times New Roman" fo:font-weight="normal" style:font-weight-asian="normal" style:font-weight-complex="normal"/>
    </style:style>
    <style:style style:name="WW_CharLFO14LVL6" style:family="text">
      <style:text-properties style:font-name="Times New Roman" fo:font-weight="normal" style:font-weight-asian="normal" style:font-weight-complex="normal"/>
    </style:style>
    <style:style style:name="WW_CharLFO14LVL7" style:family="text">
      <style:text-properties style:font-name="Times New Roman" fo:font-weight="normal" style:font-weight-asian="normal" style:font-weight-complex="normal"/>
    </style:style>
    <style:style style:name="WW_CharLFO14LVL8" style:family="text">
      <style:text-properties style:font-name="Times New Roman" fo:font-weight="normal" style:font-weight-asian="normal" style:font-weight-complex="normal"/>
    </style:style>
    <style:style style:name="WW_CharLFO14LVL9" style:family="text">
      <style:text-properties style:font-name="Times New Roman" fo:font-weight="normal" style:font-weight-asian="normal" style:font-weight-complex="normal"/>
    </style:style>
    <style:style style:name="WW_CharLFO15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2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5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5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2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16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6LVL9" style:family="text">
      <style:text-properties style:font-name="OpenSymbol" style:font-name-asian="OpenSymbol" style:font-name-complex="OpenSymbol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prefix=" 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text:style-name="WW_CharLFO1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13">
      <text:list-level-style-number text:level="1" text:style-name="WW_CharLFO13LVL1" style:num-prefix=" 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3LVL2" style:num-prefix=" " style:num-suffix=")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bullet text:level="3" text:style-name="WW_CharLFO13LVL3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tarSymbol"/>
      </text:list-level-style-bullet>
      <text:list-level-style-bullet text:level="5" text:style-name="WW_CharLFO13LVL5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tarSymbol"/>
      </text:list-level-style-bullet>
      <text:list-level-style-bullet text:level="6" text:style-name="WW_CharLFO13LVL6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tarSymbol"/>
      </text:list-level-style-bullet>
      <text:list-level-style-bullet text:level="8" text:style-name="WW_CharLFO13LVL8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tarSymbol"/>
      </text:list-level-style-bullet>
      <text:list-level-style-bullet text:level="9" text:style-name="WW_CharLFO13LVL9" text:bullet-char="•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9062in" text:min-label-width="0.25in" text:list-level-position-and-space-mode="label-alignment">
          <style:list-level-label-alignment text:label-followed-by="listtab" fo:margin-left="1.1562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4062in" text:min-label-width="0.25in" text:list-level-position-and-space-mode="label-alignment">
          <style:list-level-label-alignment text:label-followed-by="listtab" fo:margin-left="1.6562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9062in" text:min-label-width="0.25in" text:list-level-position-and-space-mode="label-alignment">
          <style:list-level-label-alignment text:label-followed-by="listtab" fo:margin-left="2.1562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4062in" text:min-label-width="0.25in" text:list-level-position-and-space-mode="label-alignment">
          <style:list-level-label-alignment text:label-followed-by="listtab" fo:margin-left="2.6562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22in" style:use-optimal-column-width="false"/>
    </style:style>
    <style:style style:name="TableColumn4" style:family="table-column">
      <style:table-column-properties style:column-width="4.1111in" style:use-optimal-column-width="false"/>
    </style:style>
    <style:style style:name="TableColumn5" style:family="table-column">
      <style:table-column-properties style:column-width="1.25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 fo:language="pt" fo:country="BR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 fo:language="pt" fo:country="BR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fo:language="pt" fo:country="BR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 fo:language="pt" fo:country="BR"/>
    </style:style>
    <style:style style:name="T30" style:parent-style-name="Númerodepágina" style:family="text">
      <style:text-properties fo:font-size="10pt" style:font-size-asian="10pt" fo:language="pt" fo:country="BR"/>
    </style:style>
    <style:style style:name="T31" style:parent-style-name="Númerodepágina" style:family="text">
      <style:text-properties fo:font-size="10pt" style:font-size-asian="10pt" fo:language="pt" fo:country="BR"/>
    </style:style>
    <style:style style:name="T32" style:parent-style-name="Númerodepágina" style:family="text">
      <style:text-properties fo:font-size="10pt" style:font-size-asian="10pt" style:font-size-complex="10pt" fo:language="pt" fo:country="BR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04</text:p>
            </table:table-cell>
            <table:table-cell table:style-name="TableCell13">
              <text:p text:style-name="P14">Versão do documento: 1.2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13/08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1</text:p>
            </table:table-cell>
            <table:table-cell table:style-name="TableCell27">
              <text:p text:style-name="P28"><text:span text:style-name="T29">Página<text:s/></text:span><text:span text:style-name="T30"><text:page-number text:fixed="false">2</text:page-number></text:span><text:span text:style-name="T31"><text:s/>de<text:s/></text:span><text:span text:style-name="T32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26T21:29:00Z</dc:date>
    <meta:template xlink:href="Normal" xlink:type="simple"/>
    <meta:editing-cycles>109</meta:editing-cycles>
    <meta:editing-duration>PT24960S</meta:editing-duration>
    <meta:document-statistic meta:page-count="2" meta:paragraph-count="7" meta:word-count="576" meta:character-count="3685" meta:row-count="25" meta:non-whitespace-character-count="3116"/>
  </office:meta>
</office:document-meta>
</file>